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master-page-name="Standard">
      <style:paragraph-properties fo:line-height="115%" style:page-number="auto" fo:break-before="auto" fo:break-after="auto" style:writing-mode="lr-tb"/>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itam serdecznie w kolejnej edycji Przeglądu Muzycznego! Oficjalnie przejmuję kierownictwo nad tym działem. Trochę mi to zajęło, ale wreszcie udało mi się ogarnąć nieco w kwestii muzycznej. Dzisiaj trochę dłuższy, przegadany wstęp, bo trzeba wyjaśnić parę rzeczy.</text:p>
      <text:p text:style-name="P1"/>
      <text:p text:style-name="P1">Przede wszystkim muszę przyznać, że ostatnio biednie w muzycznej części fandomu – wielu twórców (nawet elektronicznych!) porzuca powoli granice wytyczone przez fandom i rozszerza działalność na nowe horyzonty bądź zupełnie przestaje tworzyć. Przesyt fandomu? Kto wie. Niestety to oznacza, że mamy coraz mniej kucykowej muzyki, czy nam się to podoba, czy nie. Aby to zmienić, trzeba wypromować artystów mało znanych – w przyszłych edycjach postaram się tak zrobić.</text:p>
      <text:p text:style-name="P1"/>
      <text:p text:style-name="P1">Pora na newsy! Z rzeczy niecodziennych: Warbalist nieustannie pracuje nad soundtrackiem do Radio Play z Fallout: Equestria; w zasadzie tylko to pojawia się ostatnio na jego kanale. Niedawno wyszła trzecia część, którą możecie zobaczyć <text:a xlink:type="simple" xlink:href="https://www.youtube.com/watch?v=b1NQKEBvqYg" text:style-name="Internet_20_link" text:visited-style-name="Visited_20_Internet_20_Link">tutaj</text:a><text:a xlink:type="simple" xlink:href="https://www.youtube.com/watch?v=b1NQKEBvqYg" text:style-name="Internet_20_link" text:visited-style-name="Visited_20_Internet_20_Link">.</text:a> Oprócz tego zapowiedziano nową EPkę YourEnigmy – zelektryzowani fani będą mieli czego wyczekiwać. Jeden z singli w następnej części przeglądu. Dodatkowo, Niklas wydał w połowie maja nowy album – zapraszam do zapoznania się <text:a xlink:type="simple" xlink:href="https://www.youtube.com/watch?v=FP9OuAl9_JU" text:style-name="Internet_20_link" text:visited-style-name="Visited_20_Internet_20_Link">tutaj</text:a><text:a xlink:type="simple" xlink:href="https://www.youtube.com/watch?v=FP9OuAl9_JU" text:style-name="Internet_20_link" text:visited-style-name="Visited_20_Internet_20_Link">.</text:a></text:p>
      <text:p text:style-name="P1">Oprócz tego zauważyłem jakąś dziwną tendencję kucykowych artystów do tworzenia dzieł związanych z Five Nights at Freddy’s. Do tej pory nie rozumiem, co jest tak dobrego w tej serii.</text:p>
      <text:p text:style-name="P1"/>
      <text:p text:style-name="P1">To w zasadzie wszystko z części newsowej. W dzisiejszej edycji pomógł mi jeden z redaktorów, Matyas Corra, któremu serdecznie dziękuję za uwolnienie mnie od słuchania niektórych utworów elektronicznych! Standardowo polecam zapoznanie się ze wszystkimi utworami na własną rękę. Tym samym, po dość długiej pogadance, zapraszam do przesłuchania kilku pozycji wybranych z puli fandomowych artystów!</text:p>
      <text:p text:style-name="P1"/>
      <text:p text:style-name="P1"/>
      <text:p text:style-name="P1">1. Reverbrony – If Wishes Were Water</text:p>
      <text:p text:style-name="P1"><text:a xlink:type="simple" xlink:href="https://www.youtube.com/watch?v=rN3TAVZhYCY" text:style-name="Internet_20_link" text:visited-style-name="Visited_20_Internet_20_Link">https</text:a><text:a xlink:type="simple" xlink:href="https://www.youtube.com/watch?v=rN3TAVZhYCY" text:style-name="Internet_20_link" text:visited-style-name="Visited_20_Internet_20_Link">://</text:a><text:a xlink:type="simple" xlink:href="https://www.youtube.com/watch?v=rN3TAVZhYCY" text:style-name="Internet_20_link" text:visited-style-name="Visited_20_Internet_20_Link">www</text:a><text:a xlink:type="simple" xlink:href="https://www.youtube.com/watch?v=rN3TAVZhYCY" text:style-name="Internet_20_link" text:visited-style-name="Visited_20_Internet_20_Link">.</text:a><text:a xlink:type="simple" xlink:href="https://www.youtube.com/watch?v=rN3TAVZhYCY" text:style-name="Internet_20_link" text:visited-style-name="Visited_20_Internet_20_Link">youtube</text:a><text:a xlink:type="simple" xlink:href="https://www.youtube.com/watch?v=rN3TAVZhYCY" text:style-name="Internet_20_link" text:visited-style-name="Visited_20_Internet_20_Link">.</text:a><text:a xlink:type="simple" xlink:href="https://www.youtube.com/watch?v=rN3TAVZhYCY" text:style-name="Internet_20_link" text:visited-style-name="Visited_20_Internet_20_Link">com</text:a><text:a xlink:type="simple" xlink:href="https://www.youtube.com/watch?v=rN3TAVZhYCY" text:style-name="Internet_20_link" text:visited-style-name="Visited_20_Internet_20_Link">/</text:a><text:a xlink:type="simple" xlink:href="https://www.youtube.com/watch?v=rN3TAVZhYCY" text:style-name="Internet_20_link" text:visited-style-name="Visited_20_Internet_20_Link">watch</text:a><text:a xlink:type="simple" xlink:href="https://www.youtube.com/watch?v=rN3TAVZhYCY" text:style-name="Internet_20_link" text:visited-style-name="Visited_20_Internet_20_Link">?</text:a><text:a xlink:type="simple" xlink:href="https://www.youtube.com/watch?v=rN3TAVZhYCY" text:style-name="Internet_20_link" text:visited-style-name="Visited_20_Internet_20_Link">v</text:a><text:a xlink:type="simple" xlink:href="https://www.youtube.com/watch?v=rN3TAVZhYCY" text:style-name="Internet_20_link" text:visited-style-name="Visited_20_Internet_20_Link">=</text:a><text:a xlink:type="simple" xlink:href="https://www.youtube.com/watch?v=rN3TAVZhYCY" text:style-name="Internet_20_link" text:visited-style-name="Visited_20_Internet_20_Link">rN</text:a><text:a xlink:type="simple" xlink:href="https://www.youtube.com/watch?v=rN3TAVZhYCY" text:style-name="Internet_20_link" text:visited-style-name="Visited_20_Internet_20_Link">3</text:a><text:a xlink:type="simple" xlink:href="https://www.youtube.com/watch?v=rN3TAVZhYCY" text:style-name="Internet_20_link" text:visited-style-name="Visited_20_Internet_20_Link">TAVZhYCY</text:a> </text:p>
      <text:p text:style-name="P1">[Ambient] [Calm] [Rock-ish?]</text:p>
      <text:p text:style-name="P1">Zazwyczaj jeżeli wstawiam kawałki Reverbrony’ego, to są to epickie dzieła metalowe. Tym razem jest nieco inaczej, bowiem uświadczymy tu tylko spokojne rytmy ambientu. Tylko pod koniec akcja nieco nabiera tempa.</text:p>
      <text:p text:style-name="P1"/>
      <text:p text:style-name="P1">2. Michael Pallante – Same Hooves</text:p>
      <text:p text:style-name="P1"><text:a xlink:type="simple" xlink:href="https://www.youtube.com/watch?v=Wwxog5CB9Uk" text:style-name="Internet_20_link" text:visited-style-name="Visited_20_Internet_20_Link">https</text:a><text:a xlink:type="simple" xlink:href="https://www.youtube.com/watch?v=Wwxog5CB9Uk" text:style-name="Internet_20_link" text:visited-style-name="Visited_20_Internet_20_Link">://</text:a><text:a xlink:type="simple" xlink:href="https://www.youtube.com/watch?v=Wwxog5CB9Uk" text:style-name="Internet_20_link" text:visited-style-name="Visited_20_Internet_20_Link">www</text:a><text:a xlink:type="simple" xlink:href="https://www.youtube.com/watch?v=Wwxog5CB9Uk" text:style-name="Internet_20_link" text:visited-style-name="Visited_20_Internet_20_Link">.</text:a><text:a xlink:type="simple" xlink:href="https://www.youtube.com/watch?v=Wwxog5CB9Uk" text:style-name="Internet_20_link" text:visited-style-name="Visited_20_Internet_20_Link">youtube</text:a><text:a xlink:type="simple" xlink:href="https://www.youtube.com/watch?v=Wwxog5CB9Uk" text:style-name="Internet_20_link" text:visited-style-name="Visited_20_Internet_20_Link">.</text:a><text:a xlink:type="simple" xlink:href="https://www.youtube.com/watch?v=Wwxog5CB9Uk" text:style-name="Internet_20_link" text:visited-style-name="Visited_20_Internet_20_Link">com</text:a><text:a xlink:type="simple" xlink:href="https://www.youtube.com/watch?v=Wwxog5CB9Uk" text:style-name="Internet_20_link" text:visited-style-name="Visited_20_Internet_20_Link">/</text:a><text:a xlink:type="simple" xlink:href="https://www.youtube.com/watch?v=Wwxog5CB9Uk" text:style-name="Internet_20_link" text:visited-style-name="Visited_20_Internet_20_Link">watch</text:a><text:a xlink:type="simple" xlink:href="https://www.youtube.com/watch?v=Wwxog5CB9Uk" text:style-name="Internet_20_link" text:visited-style-name="Visited_20_Internet_20_Link">?</text:a><text:a xlink:type="simple" xlink:href="https://www.youtube.com/watch?v=Wwxog5CB9Uk" text:style-name="Internet_20_link" text:visited-style-name="Visited_20_Internet_20_Link">v</text:a><text:a xlink:type="simple" xlink:href="https://www.youtube.com/watch?v=Wwxog5CB9Uk" text:style-name="Internet_20_link" text:visited-style-name="Visited_20_Internet_20_Link">=</text:a><text:a xlink:type="simple" xlink:href="https://www.youtube.com/watch?v=Wwxog5CB9Uk" text:style-name="Internet_20_link" text:visited-style-name="Visited_20_Internet_20_Link">Wwxog</text:a><text:a xlink:type="simple" xlink:href="https://www.youtube.com/watch?v=Wwxog5CB9Uk" text:style-name="Internet_20_link" text:visited-style-name="Visited_20_Internet_20_Link">5</text:a><text:a xlink:type="simple" xlink:href="https://www.youtube.com/watch?v=Wwxog5CB9Uk" text:style-name="Internet_20_link" text:visited-style-name="Visited_20_Internet_20_Link">CB</text:a><text:a xlink:type="simple" xlink:href="https://www.youtube.com/watch?v=Wwxog5CB9Uk" text:style-name="Internet_20_link" text:visited-style-name="Visited_20_Internet_20_Link">9</text:a><text:a xlink:type="simple" xlink:href="https://www.youtube.com/watch?v=Wwxog5CB9Uk" text:style-name="Internet_20_link" text:visited-style-name="Visited_20_Internet_20_Link">Uk</text:a> </text:p>
      <text:p text:style-name="P1">[Indie pop] [Electroacoustic]</text:p>
      <text:p text:style-name="P1">Bit przez całą piosenkę się nie zmienia, co z lekka psuje mi odbiór. Dodatkowo ten elektryczny głos jest nieco...dziwny. Ale muzyka ogólnie ładnie się prezentuje. Natomiast to, co się dzieje pod koniec utworu brzmi dla mnie, jakby twórca pomylił narzędzia na konsoli i zamiast tworzyć muzykę, zaczął bawić się we włącz/wyłącz. </text:p>
      <text:p text:style-name="P1"/>
      <text:p text:style-name="P1">3. JayB &amp; Giggly Maria – Rain (Dj Gestap Remix)</text:p>
      <text:p text:style-name="P1"><text:a xlink:type="simple" xlink:href="https://www.youtube.com/watch?v=-KPIn_sH-ec" text:style-name="Internet_20_link" text:visited-style-name="Visited_20_Internet_20_Link">https</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www</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youtube</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com</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watch</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v</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KPIn</text:a><text:a xlink:type="simple" xlink:href="https://www.youtube.com/watch?v=-KPIn_sH-ec" text:style-name="Internet_20_link" text:visited-style-name="Visited_20_Internet_20_Link">_</text:a><text:a xlink:type="simple" xlink:href="https://www.youtube.com/watch?v=-KPIn_sH-ec" text:style-name="Internet_20_link" text:visited-style-name="Visited_20_Internet_20_Link">sH</text:a><text:a xlink:type="simple" xlink:href="https://www.youtube.com/watch?v=-KPIn_sH-ec" text:style-name="Internet_20_link" text:visited-style-name="Visited_20_Internet_20_Link">-</text:a><text:a xlink:type="simple" xlink:href="https://www.youtube.com/watch?v=-KPIn_sH-ec" text:style-name="Internet_20_link" text:visited-style-name="Visited_20_Internet_20_Link">ec</text:a> </text:p>
      <text:p text:style-name="P1"><text:soft-page-break/>[Electro] [Remix]</text:p>
      <text:p text:style-name="P1">Powrót Gestapa po roku zaskoczył wielu. Mnie jednak nie, ponieważ wcześniej nawet go nie znałem. Dziękuję Niklasowi za ten kawałek. </text:p>
      <text:p text:style-name="P1"/>
      <text:p text:style-name="P1">4. Gen. Mumble – I’ll Fly [Remix]</text:p>
      <text:p text:style-name="P1"><text:a xlink:type="simple" xlink:href="https://www.youtube.com/watch?v=XfZ-xnKHhtI" text:style-name="Internet_20_link" text:visited-style-name="Visited_20_Internet_20_Link">https</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www</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youtube</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com</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watch</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v</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XfZ</text:a><text:a xlink:type="simple" xlink:href="https://www.youtube.com/watch?v=XfZ-xnKHhtI" text:style-name="Internet_20_link" text:visited-style-name="Visited_20_Internet_20_Link">-</text:a><text:a xlink:type="simple" xlink:href="https://www.youtube.com/watch?v=XfZ-xnKHhtI" text:style-name="Internet_20_link" text:visited-style-name="Visited_20_Internet_20_Link">xnKHhtI</text:a> </text:p>
      <text:p text:style-name="P1">[Syntezator] [Electro] [Original Pony Content]</text:p>
      <text:p text:style-name="P1">Chyba zacznę tworzyć własne tagi, to całkiem przyjemna sprawa. A tymczasem Mumble po raz pierwszy od dłuższego czasu wydał jakiś kucykowy utwór. Chyba nie brzmi źle, co?</text:p>
      <text:p text:style-name="P1"/>
      <text:p text:style-name="P1">5. Aviators – Heaven Knows</text:p>
      <text:p text:style-name="P1"><text:a xlink:type="simple" xlink:href="https://www.youtube.com/watch?v=9a0HwvoFIPU" text:style-name="Internet_20_link" text:visited-style-name="Visited_20_Internet_20_Link">https</text:a><text:a xlink:type="simple" xlink:href="https://www.youtube.com/watch?v=9a0HwvoFIPU" text:style-name="Internet_20_link" text:visited-style-name="Visited_20_Internet_20_Link">://</text:a><text:a xlink:type="simple" xlink:href="https://www.youtube.com/watch?v=9a0HwvoFIPU" text:style-name="Internet_20_link" text:visited-style-name="Visited_20_Internet_20_Link">www</text:a><text:a xlink:type="simple" xlink:href="https://www.youtube.com/watch?v=9a0HwvoFIPU" text:style-name="Internet_20_link" text:visited-style-name="Visited_20_Internet_20_Link">.</text:a><text:a xlink:type="simple" xlink:href="https://www.youtube.com/watch?v=9a0HwvoFIPU" text:style-name="Internet_20_link" text:visited-style-name="Visited_20_Internet_20_Link">youtube</text:a><text:a xlink:type="simple" xlink:href="https://www.youtube.com/watch?v=9a0HwvoFIPU" text:style-name="Internet_20_link" text:visited-style-name="Visited_20_Internet_20_Link">.</text:a><text:a xlink:type="simple" xlink:href="https://www.youtube.com/watch?v=9a0HwvoFIPU" text:style-name="Internet_20_link" text:visited-style-name="Visited_20_Internet_20_Link">com</text:a><text:a xlink:type="simple" xlink:href="https://www.youtube.com/watch?v=9a0HwvoFIPU" text:style-name="Internet_20_link" text:visited-style-name="Visited_20_Internet_20_Link">/</text:a><text:a xlink:type="simple" xlink:href="https://www.youtube.com/watch?v=9a0HwvoFIPU" text:style-name="Internet_20_link" text:visited-style-name="Visited_20_Internet_20_Link">watch</text:a><text:a xlink:type="simple" xlink:href="https://www.youtube.com/watch?v=9a0HwvoFIPU" text:style-name="Internet_20_link" text:visited-style-name="Visited_20_Internet_20_Link">?</text:a><text:a xlink:type="simple" xlink:href="https://www.youtube.com/watch?v=9a0HwvoFIPU" text:style-name="Internet_20_link" text:visited-style-name="Visited_20_Internet_20_Link">v</text:a><text:a xlink:type="simple" xlink:href="https://www.youtube.com/watch?v=9a0HwvoFIPU" text:style-name="Internet_20_link" text:visited-style-name="Visited_20_Internet_20_Link">=9</text:a><text:a xlink:type="simple" xlink:href="https://www.youtube.com/watch?v=9a0HwvoFIPU" text:style-name="Internet_20_link" text:visited-style-name="Visited_20_Internet_20_Link">a</text:a><text:a xlink:type="simple" xlink:href="https://www.youtube.com/watch?v=9a0HwvoFIPU" text:style-name="Internet_20_link" text:visited-style-name="Visited_20_Internet_20_Link">0</text:a><text:a xlink:type="simple" xlink:href="https://www.youtube.com/watch?v=9a0HwvoFIPU" text:style-name="Internet_20_link" text:visited-style-name="Visited_20_Internet_20_Link">HwvoFIPU</text:a> </text:p>
      <text:p text:style-name="P1">[Piano] [Sad] [Rock]</text:p>
      <text:p text:style-name="P1">Dość niestandardowe połączenia. Kawałek ten już od jakiegoś czasu widniał na Bandcampie twórców, dopiero niedawno został wrzucony na YT pod wpływem braku kreatywności, o ile dobrze to rozumiem. Miło wreszcie usłyszeć od Aviatorsów coś innego niż piosenki poświęcone FNAF-om.</text:p>
      <text:p text:style-name="P1"/>
      <text:p text:style-name="P1">6. The L-Train ft. Vannamelon – Making Cupcakes (Sweating Bullets parody)</text:p>
      <text:p text:style-name="P1"><text:a xlink:type="simple" xlink:href="https://www.youtube.com/watch?v=JDss27xE1Jw" text:style-name="Internet_20_link" text:visited-style-name="Visited_20_Internet_20_Link">https</text:a><text:a xlink:type="simple" xlink:href="https://www.youtube.com/watch?v=JDss27xE1Jw" text:style-name="Internet_20_link" text:visited-style-name="Visited_20_Internet_20_Link">://</text:a><text:a xlink:type="simple" xlink:href="https://www.youtube.com/watch?v=JDss27xE1Jw" text:style-name="Internet_20_link" text:visited-style-name="Visited_20_Internet_20_Link">www</text:a><text:a xlink:type="simple" xlink:href="https://www.youtube.com/watch?v=JDss27xE1Jw" text:style-name="Internet_20_link" text:visited-style-name="Visited_20_Internet_20_Link">.</text:a><text:a xlink:type="simple" xlink:href="https://www.youtube.com/watch?v=JDss27xE1Jw" text:style-name="Internet_20_link" text:visited-style-name="Visited_20_Internet_20_Link">youtube</text:a><text:a xlink:type="simple" xlink:href="https://www.youtube.com/watch?v=JDss27xE1Jw" text:style-name="Internet_20_link" text:visited-style-name="Visited_20_Internet_20_Link">.</text:a><text:a xlink:type="simple" xlink:href="https://www.youtube.com/watch?v=JDss27xE1Jw" text:style-name="Internet_20_link" text:visited-style-name="Visited_20_Internet_20_Link">com</text:a><text:a xlink:type="simple" xlink:href="https://www.youtube.com/watch?v=JDss27xE1Jw" text:style-name="Internet_20_link" text:visited-style-name="Visited_20_Internet_20_Link">/</text:a><text:a xlink:type="simple" xlink:href="https://www.youtube.com/watch?v=JDss27xE1Jw" text:style-name="Internet_20_link" text:visited-style-name="Visited_20_Internet_20_Link">watch</text:a><text:a xlink:type="simple" xlink:href="https://www.youtube.com/watch?v=JDss27xE1Jw" text:style-name="Internet_20_link" text:visited-style-name="Visited_20_Internet_20_Link">?</text:a><text:a xlink:type="simple" xlink:href="https://www.youtube.com/watch?v=JDss27xE1Jw" text:style-name="Internet_20_link" text:visited-style-name="Visited_20_Internet_20_Link">v</text:a><text:a xlink:type="simple" xlink:href="https://www.youtube.com/watch?v=JDss27xE1Jw" text:style-name="Internet_20_link" text:visited-style-name="Visited_20_Internet_20_Link">=</text:a><text:a xlink:type="simple" xlink:href="https://www.youtube.com/watch?v=JDss27xE1Jw" text:style-name="Internet_20_link" text:visited-style-name="Visited_20_Internet_20_Link">JDss</text:a><text:a xlink:type="simple" xlink:href="https://www.youtube.com/watch?v=JDss27xE1Jw" text:style-name="Internet_20_link" text:visited-style-name="Visited_20_Internet_20_Link">27</text:a><text:a xlink:type="simple" xlink:href="https://www.youtube.com/watch?v=JDss27xE1Jw" text:style-name="Internet_20_link" text:visited-style-name="Visited_20_Internet_20_Link">xE</text:a><text:a xlink:type="simple" xlink:href="https://www.youtube.com/watch?v=JDss27xE1Jw" text:style-name="Internet_20_link" text:visited-style-name="Visited_20_Internet_20_Link">1</text:a><text:a xlink:type="simple" xlink:href="https://www.youtube.com/watch?v=JDss27xE1Jw" text:style-name="Internet_20_link" text:visited-style-name="Visited_20_Internet_20_Link">Jw</text:a> </text:p>
      <text:p text:style-name="P1">[Metal… kind of]</text:p>
      <text:p text:style-name="P1">Cokolwiek by nie powiedzieć o L-Trainie, ma czasem dziwne pomysły. Standardowo daje nam dawkę dobrego metalu, ale tym razem na wokalu siedzi osoba z głosem Pinkie. Całość tworzy zabawny kontrast, jakby mała dziewczynka zastępowała głównego wokalistę na koncercie. Wszystko oczywiście zamierzone, jako że jest to parodia jednego z utworów Megadetha.</text:p>
      <text:p text:style-name="P1"/>
      <text:p text:style-name="P1">7. YourEnigma – Funky Girl</text:p>
      <text:p text:style-name="P1"><text:a xlink:type="simple" xlink:href="https://www.youtube.com/watch?v=tC_bK0Qmc3A" text:style-name="Internet_20_link" text:visited-style-name="Visited_20_Internet_20_Link">https</text:a><text:a xlink:type="simple" xlink:href="https://www.youtube.com/watch?v=tC_bK0Qmc3A" text:style-name="Internet_20_link" text:visited-style-name="Visited_20_Internet_20_Link">://</text:a><text:a xlink:type="simple" xlink:href="https://www.youtube.com/watch?v=tC_bK0Qmc3A" text:style-name="Internet_20_link" text:visited-style-name="Visited_20_Internet_20_Link">www</text:a><text:a xlink:type="simple" xlink:href="https://www.youtube.com/watch?v=tC_bK0Qmc3A" text:style-name="Internet_20_link" text:visited-style-name="Visited_20_Internet_20_Link">.</text:a><text:a xlink:type="simple" xlink:href="https://www.youtube.com/watch?v=tC_bK0Qmc3A" text:style-name="Internet_20_link" text:visited-style-name="Visited_20_Internet_20_Link">youtube</text:a><text:a xlink:type="simple" xlink:href="https://www.youtube.com/watch?v=tC_bK0Qmc3A" text:style-name="Internet_20_link" text:visited-style-name="Visited_20_Internet_20_Link">.</text:a><text:a xlink:type="simple" xlink:href="https://www.youtube.com/watch?v=tC_bK0Qmc3A" text:style-name="Internet_20_link" text:visited-style-name="Visited_20_Internet_20_Link">com</text:a><text:a xlink:type="simple" xlink:href="https://www.youtube.com/watch?v=tC_bK0Qmc3A" text:style-name="Internet_20_link" text:visited-style-name="Visited_20_Internet_20_Link">/</text:a><text:a xlink:type="simple" xlink:href="https://www.youtube.com/watch?v=tC_bK0Qmc3A" text:style-name="Internet_20_link" text:visited-style-name="Visited_20_Internet_20_Link">watch</text:a><text:a xlink:type="simple" xlink:href="https://www.youtube.com/watch?v=tC_bK0Qmc3A" text:style-name="Internet_20_link" text:visited-style-name="Visited_20_Internet_20_Link">?</text:a><text:a xlink:type="simple" xlink:href="https://www.youtube.com/watch?v=tC_bK0Qmc3A" text:style-name="Internet_20_link" text:visited-style-name="Visited_20_Internet_20_Link">v</text:a><text:a xlink:type="simple" xlink:href="https://www.youtube.com/watch?v=tC_bK0Qmc3A" text:style-name="Internet_20_link" text:visited-style-name="Visited_20_Internet_20_Link">=</text:a><text:a xlink:type="simple" xlink:href="https://www.youtube.com/watch?v=tC_bK0Qmc3A" text:style-name="Internet_20_link" text:visited-style-name="Visited_20_Internet_20_Link">tC</text:a><text:a xlink:type="simple" xlink:href="https://www.youtube.com/watch?v=tC_bK0Qmc3A" text:style-name="Internet_20_link" text:visited-style-name="Visited_20_Internet_20_Link">_</text:a><text:a xlink:type="simple" xlink:href="https://www.youtube.com/watch?v=tC_bK0Qmc3A" text:style-name="Internet_20_link" text:visited-style-name="Visited_20_Internet_20_Link">bK</text:a><text:a xlink:type="simple" xlink:href="https://www.youtube.com/watch?v=tC_bK0Qmc3A" text:style-name="Internet_20_link" text:visited-style-name="Visited_20_Internet_20_Link">0</text:a><text:a xlink:type="simple" xlink:href="https://www.youtube.com/watch?v=tC_bK0Qmc3A" text:style-name="Internet_20_link" text:visited-style-name="Visited_20_Internet_20_Link">Qmc</text:a><text:a xlink:type="simple" xlink:href="https://www.youtube.com/watch?v=tC_bK0Qmc3A" text:style-name="Internet_20_link" text:visited-style-name="Visited_20_Internet_20_Link">3</text:a><text:a xlink:type="simple" xlink:href="https://www.youtube.com/watch?v=tC_bK0Qmc3A" text:style-name="Internet_20_link" text:visited-style-name="Visited_20_Internet_20_Link">A</text:a> </text:p>
      <text:p text:style-name="P1">[Electro]</text:p>
      <text:p text:style-name="P1">Wspomniana wcześniej część nadchodzącej EPki. Wykorzystano m.in. głos Nowacking, więc zapowiada się całkiem obiecująco.</text:p>
      <text:p text:style-name="P1"/>
      <text:p text:style-name="P1">8. Nicolas Dominique – The Forest</text:p>
      <text:p text:style-name="P1"><text:a xlink:type="simple" xlink:href="https://www.youtube.com/watch?v=FP9OuAl9_JU" text:style-name="Internet_20_link" text:visited-style-name="Visited_20_Internet_20_Link">https</text:a><text:a xlink:type="simple" xlink:href="https://www.youtube.com/watch?v=FP9OuAl9_JU" text:style-name="Internet_20_link" text:visited-style-name="Visited_20_Internet_20_Link">://</text:a><text:a xlink:type="simple" xlink:href="https://www.youtube.com/watch?v=FP9OuAl9_JU" text:style-name="Internet_20_link" text:visited-style-name="Visited_20_Internet_20_Link">www</text:a><text:a xlink:type="simple" xlink:href="https://www.youtube.com/watch?v=FP9OuAl9_JU" text:style-name="Internet_20_link" text:visited-style-name="Visited_20_Internet_20_Link">.</text:a><text:a xlink:type="simple" xlink:href="https://www.youtube.com/watch?v=FP9OuAl9_JU" text:style-name="Internet_20_link" text:visited-style-name="Visited_20_Internet_20_Link">youtube</text:a><text:a xlink:type="simple" xlink:href="https://www.youtube.com/watch?v=FP9OuAl9_JU" text:style-name="Internet_20_link" text:visited-style-name="Visited_20_Internet_20_Link">.</text:a><text:a xlink:type="simple" xlink:href="https://www.youtube.com/watch?v=FP9OuAl9_JU" text:style-name="Internet_20_link" text:visited-style-name="Visited_20_Internet_20_Link">com</text:a><text:a xlink:type="simple" xlink:href="https://www.youtube.com/watch?v=FP9OuAl9_JU" text:style-name="Internet_20_link" text:visited-style-name="Visited_20_Internet_20_Link">/</text:a><text:a xlink:type="simple" xlink:href="https://www.youtube.com/watch?v=FP9OuAl9_JU" text:style-name="Internet_20_link" text:visited-style-name="Visited_20_Internet_20_Link">watch</text:a><text:a xlink:type="simple" xlink:href="https://www.youtube.com/watch?v=FP9OuAl9_JU" text:style-name="Internet_20_link" text:visited-style-name="Visited_20_Internet_20_Link">?</text:a><text:a xlink:type="simple" xlink:href="https://www.youtube.com/watch?v=FP9OuAl9_JU" text:style-name="Internet_20_link" text:visited-style-name="Visited_20_Internet_20_Link">v</text:a><text:a xlink:type="simple" xlink:href="https://www.youtube.com/watch?v=FP9OuAl9_JU" text:style-name="Internet_20_link" text:visited-style-name="Visited_20_Internet_20_Link">=</text:a><text:a xlink:type="simple" xlink:href="https://www.youtube.com/watch?v=FP9OuAl9_JU" text:style-name="Internet_20_link" text:visited-style-name="Visited_20_Internet_20_Link">FP</text:a><text:a xlink:type="simple" xlink:href="https://www.youtube.com/watch?v=FP9OuAl9_JU" text:style-name="Internet_20_link" text:visited-style-name="Visited_20_Internet_20_Link">9</text:a><text:a xlink:type="simple" xlink:href="https://www.youtube.com/watch?v=FP9OuAl9_JU" text:style-name="Internet_20_link" text:visited-style-name="Visited_20_Internet_20_Link">OuAl</text:a><text:a xlink:type="simple" xlink:href="https://www.youtube.com/watch?v=FP9OuAl9_JU" text:style-name="Internet_20_link" text:visited-style-name="Visited_20_Internet_20_Link">9_</text:a><text:a xlink:type="simple" xlink:href="https://www.youtube.com/watch?v=FP9OuAl9_JU" text:style-name="Internet_20_link" text:visited-style-name="Visited_20_Internet_20_Link">JU</text:a> </text:p>
      <text:p text:style-name="P1">[Ambient]</text:p>
      <text:p text:style-name="P1">Niklas nie zawodzi, po raz kolejny racząc nas spokojnymi dźwiękami. I to w zasadzie tyle, ponieważ jak wiadomo, Niklasa nikomu przedstawiać nie trzeba. Kawałek zainspirowany postacią Tree Hugger.</text:p>
      <text:p text:style-name="P1"/>
      <text:p text:style-name="P1">9. Sim Gretina – I’ll Fly [Remix]</text:p>
      <text:p text:style-name="P1"><text:a xlink:type="simple" xlink:href="https://www.youtube.com/watch?v=pjtnYHp1p7M" text:style-name="Internet_20_link" text:visited-style-name="Visited_20_Internet_20_Link">https</text:a><text:a xlink:type="simple" xlink:href="https://www.youtube.com/watch?v=pjtnYHp1p7M" text:style-name="Internet_20_link" text:visited-style-name="Visited_20_Internet_20_Link">://</text:a><text:a xlink:type="simple" xlink:href="https://www.youtube.com/watch?v=pjtnYHp1p7M" text:style-name="Internet_20_link" text:visited-style-name="Visited_20_Internet_20_Link">www</text:a><text:a xlink:type="simple" xlink:href="https://www.youtube.com/watch?v=pjtnYHp1p7M" text:style-name="Internet_20_link" text:visited-style-name="Visited_20_Internet_20_Link">.</text:a><text:a xlink:type="simple" xlink:href="https://www.youtube.com/watch?v=pjtnYHp1p7M" text:style-name="Internet_20_link" text:visited-style-name="Visited_20_Internet_20_Link">youtube</text:a><text:a xlink:type="simple" xlink:href="https://www.youtube.com/watch?v=pjtnYHp1p7M" text:style-name="Internet_20_link" text:visited-style-name="Visited_20_Internet_20_Link">.</text:a><text:a xlink:type="simple" xlink:href="https://www.youtube.com/watch?v=pjtnYHp1p7M" text:style-name="Internet_20_link" text:visited-style-name="Visited_20_Internet_20_Link">com</text:a><text:a xlink:type="simple" xlink:href="https://www.youtube.com/watch?v=pjtnYHp1p7M" text:style-name="Internet_20_link" text:visited-style-name="Visited_20_Internet_20_Link">/</text:a><text:a xlink:type="simple" xlink:href="https://www.youtube.com/watch?v=pjtnYHp1p7M" text:style-name="Internet_20_link" text:visited-style-name="Visited_20_Internet_20_Link">watch</text:a><text:a xlink:type="simple" xlink:href="https://www.youtube.com/watch?v=pjtnYHp1p7M" text:style-name="Internet_20_link" text:visited-style-name="Visited_20_Internet_20_Link">?</text:a><text:a xlink:type="simple" xlink:href="https://www.youtube.com/watch?v=pjtnYHp1p7M" text:style-name="Internet_20_link" text:visited-style-name="Visited_20_Internet_20_Link">v</text:a><text:a xlink:type="simple" xlink:href="https://www.youtube.com/watch?v=pjtnYHp1p7M" text:style-name="Internet_20_link" text:visited-style-name="Visited_20_Internet_20_Link">=</text:a><text:a xlink:type="simple" xlink:href="https://www.youtube.com/watch?v=pjtnYHp1p7M" text:style-name="Internet_20_link" text:visited-style-name="Visited_20_Internet_20_Link">pjtnYHp</text:a><text:a xlink:type="simple" xlink:href="https://www.youtube.com/watch?v=pjtnYHp1p7M" text:style-name="Internet_20_link" text:visited-style-name="Visited_20_Internet_20_Link">1</text:a><text:a xlink:type="simple" xlink:href="https://www.youtube.com/watch?v=pjtnYHp1p7M" text:style-name="Internet_20_link" text:visited-style-name="Visited_20_Internet_20_Link">p</text:a><text:a xlink:type="simple" xlink:href="https://www.youtube.com/watch?v=pjtnYHp1p7M" text:style-name="Internet_20_link" text:visited-style-name="Visited_20_Internet_20_Link">7</text:a><text:a xlink:type="simple" xlink:href="https://www.youtube.com/watch?v=pjtnYHp1p7M" text:style-name="Internet_20_link" text:visited-style-name="Visited_20_Internet_20_Link">M</text:a> </text:p>
      <text:p text:style-name="P1">Jeden z wielu remixów piosenki z serialu. Nie wydaje mi się, by prezentował coś nowego. Ot, po prostu miła dla ucha piosenka, której dodano nieco świeżości. </text:p>
      <text:p text:style-name="P1">Mieliśmy już jeden cover tego utworu, ale co poradzić, że brzmi tak fajnie?</text:p>
      <text:p text:style-name="P1"><text:soft-page-break/></text:p>
      <text:p text:style-name="P1">10. TAPS – Awesome</text:p>
      <text:p text:style-name="P1"><text:a xlink:type="simple" xlink:href="https://www.youtube.com/watch?v=xxbcBAZe4Rw" text:style-name="Internet_20_link" text:visited-style-name="Visited_20_Internet_20_Link">https</text:a><text:a xlink:type="simple" xlink:href="https://www.youtube.com/watch?v=xxbcBAZe4Rw" text:style-name="Internet_20_link" text:visited-style-name="Visited_20_Internet_20_Link">://</text:a><text:a xlink:type="simple" xlink:href="https://www.youtube.com/watch?v=xxbcBAZe4Rw" text:style-name="Internet_20_link" text:visited-style-name="Visited_20_Internet_20_Link">www</text:a><text:a xlink:type="simple" xlink:href="https://www.youtube.com/watch?v=xxbcBAZe4Rw" text:style-name="Internet_20_link" text:visited-style-name="Visited_20_Internet_20_Link">.</text:a><text:a xlink:type="simple" xlink:href="https://www.youtube.com/watch?v=xxbcBAZe4Rw" text:style-name="Internet_20_link" text:visited-style-name="Visited_20_Internet_20_Link">youtube</text:a><text:a xlink:type="simple" xlink:href="https://www.youtube.com/watch?v=xxbcBAZe4Rw" text:style-name="Internet_20_link" text:visited-style-name="Visited_20_Internet_20_Link">.</text:a><text:a xlink:type="simple" xlink:href="https://www.youtube.com/watch?v=xxbcBAZe4Rw" text:style-name="Internet_20_link" text:visited-style-name="Visited_20_Internet_20_Link">com</text:a><text:a xlink:type="simple" xlink:href="https://www.youtube.com/watch?v=xxbcBAZe4Rw" text:style-name="Internet_20_link" text:visited-style-name="Visited_20_Internet_20_Link">/</text:a><text:a xlink:type="simple" xlink:href="https://www.youtube.com/watch?v=xxbcBAZe4Rw" text:style-name="Internet_20_link" text:visited-style-name="Visited_20_Internet_20_Link">watch</text:a><text:a xlink:type="simple" xlink:href="https://www.youtube.com/watch?v=xxbcBAZe4Rw" text:style-name="Internet_20_link" text:visited-style-name="Visited_20_Internet_20_Link">?</text:a><text:a xlink:type="simple" xlink:href="https://www.youtube.com/watch?v=xxbcBAZe4Rw" text:style-name="Internet_20_link" text:visited-style-name="Visited_20_Internet_20_Link">v</text:a><text:a xlink:type="simple" xlink:href="https://www.youtube.com/watch?v=xxbcBAZe4Rw" text:style-name="Internet_20_link" text:visited-style-name="Visited_20_Internet_20_Link">=</text:a><text:a xlink:type="simple" xlink:href="https://www.youtube.com/watch?v=xxbcBAZe4Rw" text:style-name="Internet_20_link" text:visited-style-name="Visited_20_Internet_20_Link">xxbcBAZe</text:a><text:a xlink:type="simple" xlink:href="https://www.youtube.com/watch?v=xxbcBAZe4Rw" text:style-name="Internet_20_link" text:visited-style-name="Visited_20_Internet_20_Link">4</text:a><text:a xlink:type="simple" xlink:href="https://www.youtube.com/watch?v=xxbcBAZe4Rw" text:style-name="Internet_20_link" text:visited-style-name="Visited_20_Internet_20_Link">Rw</text:a> </text:p>
      <text:p text:style-name="P1">[Elektro?] [ITakNiktNiePatrzyNaTagi]</text:p>
      <text:p text:style-name="P1">Cytując utwór – „fuck your shit ‘cause I’m Rainbow Dash”. Utwór całkowicie poświęcony chwaleniu tej postaci. W miarę przyjemny, można posłuchać, ale nie ma się co spodziewać jakiegoś wielkiego zaskoczenia. </text:p>
      <text:p text:style-name="P1"/>
      <text:p text:style-name="P1">11. 4Everfreebrony – A sound I’ll never know</text:p>
      <text:p text:style-name="P1"><text:a xlink:type="simple" xlink:href="https://www.youtube.com/watch?v=plWv6AC6_vI" text:style-name="Internet_20_link" text:visited-style-name="Visited_20_Internet_20_Link">https</text:a><text:a xlink:type="simple" xlink:href="https://www.youtube.com/watch?v=plWv6AC6_vI" text:style-name="Internet_20_link" text:visited-style-name="Visited_20_Internet_20_Link">://</text:a><text:a xlink:type="simple" xlink:href="https://www.youtube.com/watch?v=plWv6AC6_vI" text:style-name="Internet_20_link" text:visited-style-name="Visited_20_Internet_20_Link">www</text:a><text:a xlink:type="simple" xlink:href="https://www.youtube.com/watch?v=plWv6AC6_vI" text:style-name="Internet_20_link" text:visited-style-name="Visited_20_Internet_20_Link">.</text:a><text:a xlink:type="simple" xlink:href="https://www.youtube.com/watch?v=plWv6AC6_vI" text:style-name="Internet_20_link" text:visited-style-name="Visited_20_Internet_20_Link">youtube</text:a><text:a xlink:type="simple" xlink:href="https://www.youtube.com/watch?v=plWv6AC6_vI" text:style-name="Internet_20_link" text:visited-style-name="Visited_20_Internet_20_Link">.</text:a><text:a xlink:type="simple" xlink:href="https://www.youtube.com/watch?v=plWv6AC6_vI" text:style-name="Internet_20_link" text:visited-style-name="Visited_20_Internet_20_Link">com</text:a><text:a xlink:type="simple" xlink:href="https://www.youtube.com/watch?v=plWv6AC6_vI" text:style-name="Internet_20_link" text:visited-style-name="Visited_20_Internet_20_Link">/</text:a><text:a xlink:type="simple" xlink:href="https://www.youtube.com/watch?v=plWv6AC6_vI" text:style-name="Internet_20_link" text:visited-style-name="Visited_20_Internet_20_Link">watch</text:a><text:a xlink:type="simple" xlink:href="https://www.youtube.com/watch?v=plWv6AC6_vI" text:style-name="Internet_20_link" text:visited-style-name="Visited_20_Internet_20_Link">?</text:a><text:a xlink:type="simple" xlink:href="https://www.youtube.com/watch?v=plWv6AC6_vI" text:style-name="Internet_20_link" text:visited-style-name="Visited_20_Internet_20_Link">v</text:a><text:a xlink:type="simple" xlink:href="https://www.youtube.com/watch?v=plWv6AC6_vI" text:style-name="Internet_20_link" text:visited-style-name="Visited_20_Internet_20_Link">=</text:a><text:a xlink:type="simple" xlink:href="https://www.youtube.com/watch?v=plWv6AC6_vI" text:style-name="Internet_20_link" text:visited-style-name="Visited_20_Internet_20_Link">plWv</text:a><text:a xlink:type="simple" xlink:href="https://www.youtube.com/watch?v=plWv6AC6_vI" text:style-name="Internet_20_link" text:visited-style-name="Visited_20_Internet_20_Link">6</text:a><text:a xlink:type="simple" xlink:href="https://www.youtube.com/watch?v=plWv6AC6_vI" text:style-name="Internet_20_link" text:visited-style-name="Visited_20_Internet_20_Link">AC</text:a><text:a xlink:type="simple" xlink:href="https://www.youtube.com/watch?v=plWv6AC6_vI" text:style-name="Internet_20_link" text:visited-style-name="Visited_20_Internet_20_Link">6_</text:a><text:a xlink:type="simple" xlink:href="https://www.youtube.com/watch?v=plWv6AC6_vI" text:style-name="Internet_20_link" text:visited-style-name="Visited_20_Internet_20_Link">vI</text:a> </text:p>
      <text:p text:style-name="P1">[Vocal]</text:p>
      <text:p text:style-name="P1">Rzadko można spotkać w tym fandomie utwór a capella, tj. bez uwzględnienia jakichkolwiek instrumentów prócz ludzkiego głosu. Przekonajcie się sami, jak to wygląda – w mojej opinii wyszło trochę za cicho i czegoś mimo wszystko brakowało.</text:p>
      <text:p text:style-name="P1"/>
      <text:p text:style-name="P1">12. Cyril the Wolf – Ignorant Side</text:p>
      <text:p text:style-name="P1"><text:a xlink:type="simple" xlink:href="https://www.youtube.com/watch?v=aBGuPJmz9ns" text:style-name="Internet_20_link" text:visited-style-name="Visited_20_Internet_20_Link">https</text:a><text:a xlink:type="simple" xlink:href="https://www.youtube.com/watch?v=aBGuPJmz9ns" text:style-name="Internet_20_link" text:visited-style-name="Visited_20_Internet_20_Link">://</text:a><text:a xlink:type="simple" xlink:href="https://www.youtube.com/watch?v=aBGuPJmz9ns" text:style-name="Internet_20_link" text:visited-style-name="Visited_20_Internet_20_Link">www</text:a><text:a xlink:type="simple" xlink:href="https://www.youtube.com/watch?v=aBGuPJmz9ns" text:style-name="Internet_20_link" text:visited-style-name="Visited_20_Internet_20_Link">.</text:a><text:a xlink:type="simple" xlink:href="https://www.youtube.com/watch?v=aBGuPJmz9ns" text:style-name="Internet_20_link" text:visited-style-name="Visited_20_Internet_20_Link">youtube</text:a><text:a xlink:type="simple" xlink:href="https://www.youtube.com/watch?v=aBGuPJmz9ns" text:style-name="Internet_20_link" text:visited-style-name="Visited_20_Internet_20_Link">.</text:a><text:a xlink:type="simple" xlink:href="https://www.youtube.com/watch?v=aBGuPJmz9ns" text:style-name="Internet_20_link" text:visited-style-name="Visited_20_Internet_20_Link">com</text:a><text:a xlink:type="simple" xlink:href="https://www.youtube.com/watch?v=aBGuPJmz9ns" text:style-name="Internet_20_link" text:visited-style-name="Visited_20_Internet_20_Link">/</text:a><text:a xlink:type="simple" xlink:href="https://www.youtube.com/watch?v=aBGuPJmz9ns" text:style-name="Internet_20_link" text:visited-style-name="Visited_20_Internet_20_Link">watch</text:a><text:a xlink:type="simple" xlink:href="https://www.youtube.com/watch?v=aBGuPJmz9ns" text:style-name="Internet_20_link" text:visited-style-name="Visited_20_Internet_20_Link">?</text:a><text:a xlink:type="simple" xlink:href="https://www.youtube.com/watch?v=aBGuPJmz9ns" text:style-name="Internet_20_link" text:visited-style-name="Visited_20_Internet_20_Link">v</text:a><text:a xlink:type="simple" xlink:href="https://www.youtube.com/watch?v=aBGuPJmz9ns" text:style-name="Internet_20_link" text:visited-style-name="Visited_20_Internet_20_Link">=</text:a><text:a xlink:type="simple" xlink:href="https://www.youtube.com/watch?v=aBGuPJmz9ns" text:style-name="Internet_20_link" text:visited-style-name="Visited_20_Internet_20_Link">aBGuPJmz</text:a><text:a xlink:type="simple" xlink:href="https://www.youtube.com/watch?v=aBGuPJmz9ns" text:style-name="Internet_20_link" text:visited-style-name="Visited_20_Internet_20_Link">9</text:a><text:a xlink:type="simple" xlink:href="https://www.youtube.com/watch?v=aBGuPJmz9ns" text:style-name="Internet_20_link" text:visited-style-name="Visited_20_Internet_20_Link">ns</text:a></text:p>
      <text:p text:style-name="P1">[Retro prog rock]</text:p>
      <text:p text:style-name="P1">Coraz więcej artystów odchodzi od korzeni w postaci MLP i tworzy głównie w innej tematyce. Ten kawałek tutaj prezentuje frustrację Cyrila wobec świata. Jak zwykle obecny jest fałszowany wokal i mocne brzmienia gitary.</text:p>
      <text:p text:style-name="P1"/>
      <text:p text:style-name="P1">13. Turquoise Splash – On Your Own (WoodLore cover)</text:p>
      <text:p text:style-name="P1"><text:a xlink:type="simple" xlink:href="https://www.youtube.com/watch?v=tJABm7qYnhw" text:style-name="Internet_20_link" text:visited-style-name="Visited_20_Internet_20_Link">https</text:a><text:a xlink:type="simple" xlink:href="https://www.youtube.com/watch?v=tJABm7qYnhw" text:style-name="Internet_20_link" text:visited-style-name="Visited_20_Internet_20_Link">://</text:a><text:a xlink:type="simple" xlink:href="https://www.youtube.com/watch?v=tJABm7qYnhw" text:style-name="Internet_20_link" text:visited-style-name="Visited_20_Internet_20_Link">www</text:a><text:a xlink:type="simple" xlink:href="https://www.youtube.com/watch?v=tJABm7qYnhw" text:style-name="Internet_20_link" text:visited-style-name="Visited_20_Internet_20_Link">.</text:a><text:a xlink:type="simple" xlink:href="https://www.youtube.com/watch?v=tJABm7qYnhw" text:style-name="Internet_20_link" text:visited-style-name="Visited_20_Internet_20_Link">youtube</text:a><text:a xlink:type="simple" xlink:href="https://www.youtube.com/watch?v=tJABm7qYnhw" text:style-name="Internet_20_link" text:visited-style-name="Visited_20_Internet_20_Link">.</text:a><text:a xlink:type="simple" xlink:href="https://www.youtube.com/watch?v=tJABm7qYnhw" text:style-name="Internet_20_link" text:visited-style-name="Visited_20_Internet_20_Link">com</text:a><text:a xlink:type="simple" xlink:href="https://www.youtube.com/watch?v=tJABm7qYnhw" text:style-name="Internet_20_link" text:visited-style-name="Visited_20_Internet_20_Link">/</text:a><text:a xlink:type="simple" xlink:href="https://www.youtube.com/watch?v=tJABm7qYnhw" text:style-name="Internet_20_link" text:visited-style-name="Visited_20_Internet_20_Link">watch</text:a><text:a xlink:type="simple" xlink:href="https://www.youtube.com/watch?v=tJABm7qYnhw" text:style-name="Internet_20_link" text:visited-style-name="Visited_20_Internet_20_Link">?</text:a><text:a xlink:type="simple" xlink:href="https://www.youtube.com/watch?v=tJABm7qYnhw" text:style-name="Internet_20_link" text:visited-style-name="Visited_20_Internet_20_Link">v</text:a><text:a xlink:type="simple" xlink:href="https://www.youtube.com/watch?v=tJABm7qYnhw" text:style-name="Internet_20_link" text:visited-style-name="Visited_20_Internet_20_Link">=</text:a><text:a xlink:type="simple" xlink:href="https://www.youtube.com/watch?v=tJABm7qYnhw" text:style-name="Internet_20_link" text:visited-style-name="Visited_20_Internet_20_Link">tJABm</text:a><text:a xlink:type="simple" xlink:href="https://www.youtube.com/watch?v=tJABm7qYnhw" text:style-name="Internet_20_link" text:visited-style-name="Visited_20_Internet_20_Link">7</text:a><text:a xlink:type="simple" xlink:href="https://www.youtube.com/watch?v=tJABm7qYnhw" text:style-name="Internet_20_link" text:visited-style-name="Visited_20_Internet_20_Link">qYnhw</text:a> </text:p>
      <text:p text:style-name="P1">[Vocal] [Piano]</text:p>
      <text:p text:style-name="P1">Bardzo ładny cover utworu napisanego przez przyjaciela autora. Połączenie spokojnego, melancholijnego wokalu ze smutnym obrazkiem i przygrywającym pianinem daje naprawdę mocny efekt. <text:a xlink:type="simple" xlink:href="https://www.youtube.com/watch?v=Q9X1lZWY31s&amp;feature=youtu.be" text:style-name="Internet_20_link" text:visited-style-name="Visited_20_Internet_20_Link">Tu</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macie</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link</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do</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oryginału</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abyście</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sami</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ocenili</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która</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wersja</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jest</text:a><text:a xlink:type="simple" xlink:href="https://www.youtube.com/watch?v=Q9X1lZWY31s&amp;feature=youtu.be" text:style-name="Internet_20_link" text:visited-style-name="Visited_20_Internet_20_Link"> </text:a><text:a xlink:type="simple" xlink:href="https://www.youtube.com/watch?v=Q9X1lZWY31s&amp;feature=youtu.be" text:style-name="Internet_20_link" text:visited-style-name="Visited_20_Internet_20_Link">lepsza</text:a><text:a xlink:type="simple" xlink:href="https://www.youtube.com/watch?v=Q9X1lZWY31s&amp;feature=youtu.be" text:style-name="Internet_20_link" text:visited-style-name="Visited_20_Internet_20_Link">.</text:a> A skoro mowa o WoodLore...</text:p>
      <text:p text:style-name="P1"/>
      <text:p text:style-name="P1">14. WoodLore – Chant of Immortality [Covering 4everfreebrony]</text:p>
      <text:p text:style-name="P1"><text:a xlink:type="simple" xlink:href="https://www.youtube.com/watch?v=pNtT2MXEKwA" text:style-name="Internet_20_link" text:visited-style-name="Visited_20_Internet_20_Link">https</text:a><text:a xlink:type="simple" xlink:href="https://www.youtube.com/watch?v=pNtT2MXEKwA" text:style-name="Internet_20_link" text:visited-style-name="Visited_20_Internet_20_Link">://</text:a><text:a xlink:type="simple" xlink:href="https://www.youtube.com/watch?v=pNtT2MXEKwA" text:style-name="Internet_20_link" text:visited-style-name="Visited_20_Internet_20_Link">www</text:a><text:a xlink:type="simple" xlink:href="https://www.youtube.com/watch?v=pNtT2MXEKwA" text:style-name="Internet_20_link" text:visited-style-name="Visited_20_Internet_20_Link">.</text:a><text:a xlink:type="simple" xlink:href="https://www.youtube.com/watch?v=pNtT2MXEKwA" text:style-name="Internet_20_link" text:visited-style-name="Visited_20_Internet_20_Link">youtube</text:a><text:a xlink:type="simple" xlink:href="https://www.youtube.com/watch?v=pNtT2MXEKwA" text:style-name="Internet_20_link" text:visited-style-name="Visited_20_Internet_20_Link">.</text:a><text:a xlink:type="simple" xlink:href="https://www.youtube.com/watch?v=pNtT2MXEKwA" text:style-name="Internet_20_link" text:visited-style-name="Visited_20_Internet_20_Link">com</text:a><text:a xlink:type="simple" xlink:href="https://www.youtube.com/watch?v=pNtT2MXEKwA" text:style-name="Internet_20_link" text:visited-style-name="Visited_20_Internet_20_Link">/</text:a><text:a xlink:type="simple" xlink:href="https://www.youtube.com/watch?v=pNtT2MXEKwA" text:style-name="Internet_20_link" text:visited-style-name="Visited_20_Internet_20_Link">watch</text:a><text:a xlink:type="simple" xlink:href="https://www.youtube.com/watch?v=pNtT2MXEKwA" text:style-name="Internet_20_link" text:visited-style-name="Visited_20_Internet_20_Link">?</text:a><text:a xlink:type="simple" xlink:href="https://www.youtube.com/watch?v=pNtT2MXEKwA" text:style-name="Internet_20_link" text:visited-style-name="Visited_20_Internet_20_Link">v</text:a><text:a xlink:type="simple" xlink:href="https://www.youtube.com/watch?v=pNtT2MXEKwA" text:style-name="Internet_20_link" text:visited-style-name="Visited_20_Internet_20_Link">=</text:a><text:a xlink:type="simple" xlink:href="https://www.youtube.com/watch?v=pNtT2MXEKwA" text:style-name="Internet_20_link" text:visited-style-name="Visited_20_Internet_20_Link">pNtT</text:a><text:a xlink:type="simple" xlink:href="https://www.youtube.com/watch?v=pNtT2MXEKwA" text:style-name="Internet_20_link" text:visited-style-name="Visited_20_Internet_20_Link">2</text:a><text:a xlink:type="simple" xlink:href="https://www.youtube.com/watch?v=pNtT2MXEKwA" text:style-name="Internet_20_link" text:visited-style-name="Visited_20_Internet_20_Link">MXEKwA</text:a> </text:p>
      <text:p text:style-name="P1">[Acoustic]</text:p>
      <text:p text:style-name="P1">Tu z kolei mamy akustyczną aranżację jednego z najbardziej znanych utworów 4everfreebrony’ego. Wyszło nieźle, co pochwalił nawet sam autor oryginału.</text:p>
      <text:p text:style-name="P1"/>
      <text:p text:style-name="P1">15. FritzyBeat ft. electro-BLITZ, Eclipsing Rainbows – Come Home Again</text:p>
      <text:p text:style-name="P1"><text:a xlink:type="simple" xlink:href="https://www.youtube.com/watch?v=e_2HvV_a9gU" text:style-name="Internet_20_link" text:visited-style-name="Visited_20_Internet_20_Link">https</text:a><text:a xlink:type="simple" xlink:href="https://www.youtube.com/watch?v=e_2HvV_a9gU" text:style-name="Internet_20_link" text:visited-style-name="Visited_20_Internet_20_Link">://</text:a><text:a xlink:type="simple" xlink:href="https://www.youtube.com/watch?v=e_2HvV_a9gU" text:style-name="Internet_20_link" text:visited-style-name="Visited_20_Internet_20_Link">www</text:a><text:a xlink:type="simple" xlink:href="https://www.youtube.com/watch?v=e_2HvV_a9gU" text:style-name="Internet_20_link" text:visited-style-name="Visited_20_Internet_20_Link">.</text:a><text:a xlink:type="simple" xlink:href="https://www.youtube.com/watch?v=e_2HvV_a9gU" text:style-name="Internet_20_link" text:visited-style-name="Visited_20_Internet_20_Link">youtube</text:a><text:a xlink:type="simple" xlink:href="https://www.youtube.com/watch?v=e_2HvV_a9gU" text:style-name="Internet_20_link" text:visited-style-name="Visited_20_Internet_20_Link">.</text:a><text:a xlink:type="simple" xlink:href="https://www.youtube.com/watch?v=e_2HvV_a9gU" text:style-name="Internet_20_link" text:visited-style-name="Visited_20_Internet_20_Link">com</text:a><text:a xlink:type="simple" xlink:href="https://www.youtube.com/watch?v=e_2HvV_a9gU" text:style-name="Internet_20_link" text:visited-style-name="Visited_20_Internet_20_Link">/</text:a><text:a xlink:type="simple" xlink:href="https://www.youtube.com/watch?v=e_2HvV_a9gU" text:style-name="Internet_20_link" text:visited-style-name="Visited_20_Internet_20_Link">watch</text:a><text:a xlink:type="simple" xlink:href="https://www.youtube.com/watch?v=e_2HvV_a9gU" text:style-name="Internet_20_link" text:visited-style-name="Visited_20_Internet_20_Link">?</text:a><text:a xlink:type="simple" xlink:href="https://www.youtube.com/watch?v=e_2HvV_a9gU" text:style-name="Internet_20_link" text:visited-style-name="Visited_20_Internet_20_Link">v</text:a><text:a xlink:type="simple" xlink:href="https://www.youtube.com/watch?v=e_2HvV_a9gU" text:style-name="Internet_20_link" text:visited-style-name="Visited_20_Internet_20_Link">=</text:a><text:a xlink:type="simple" xlink:href="https://www.youtube.com/watch?v=e_2HvV_a9gU" text:style-name="Internet_20_link" text:visited-style-name="Visited_20_Internet_20_Link">e</text:a><text:a xlink:type="simple" xlink:href="https://www.youtube.com/watch?v=e_2HvV_a9gU" text:style-name="Internet_20_link" text:visited-style-name="Visited_20_Internet_20_Link">_2</text:a><text:a xlink:type="simple" xlink:href="https://www.youtube.com/watch?v=e_2HvV_a9gU" text:style-name="Internet_20_link" text:visited-style-name="Visited_20_Internet_20_Link">HvV</text:a><text:a xlink:type="simple" xlink:href="https://www.youtube.com/watch?v=e_2HvV_a9gU" text:style-name="Internet_20_link" text:visited-style-name="Visited_20_Internet_20_Link">_</text:a><text:a xlink:type="simple" xlink:href="https://www.youtube.com/watch?v=e_2HvV_a9gU" text:style-name="Internet_20_link" text:visited-style-name="Visited_20_Internet_20_Link">a</text:a><text:a xlink:type="simple" xlink:href="https://www.youtube.com/watch?v=e_2HvV_a9gU" text:style-name="Internet_20_link" text:visited-style-name="Visited_20_Internet_20_Link">9</text:a><text:a xlink:type="simple" xlink:href="https://www.youtube.com/watch?v=e_2HvV_a9gU" text:style-name="Internet_20_link" text:visited-style-name="Visited_20_Internet_20_Link">gU</text:a> </text:p>
      <text:p text:style-name="P1">[Electro]</text:p>
      <text:p text:style-name="P1">Muszę przyznać, że mi osobiście ten utwór bardzo się spodobał. Spokojny, miły dla ucha, bez żadnych nachalnych dźwięków. Wokal też spokojny, dobrze dopasowany. Poza tym, widać, że autor nie starał się na siłę, tylko pozwolił muzyce iść własnym torem. Bardzo fajna piosenka.</text:p>
      <text:p text:style-name="P1"/>
      <text:p text:style-name="P1">16. MicroThunder – Make This Castle A Home [Covering Daniel Ingram]</text:p>
      <text:p text:style-name="P1"><text:soft-page-break/><text:a xlink:type="simple" xlink:href="https://www.youtube.com/watch?v=JuOyPOF0QFA" text:style-name="Internet_20_link" text:visited-style-name="Visited_20_Internet_20_Link">https</text:a><text:a xlink:type="simple" xlink:href="https://www.youtube.com/watch?v=JuOyPOF0QFA" text:style-name="Internet_20_link" text:visited-style-name="Visited_20_Internet_20_Link">://</text:a><text:a xlink:type="simple" xlink:href="https://www.youtube.com/watch?v=JuOyPOF0QFA" text:style-name="Internet_20_link" text:visited-style-name="Visited_20_Internet_20_Link">www</text:a><text:a xlink:type="simple" xlink:href="https://www.youtube.com/watch?v=JuOyPOF0QFA" text:style-name="Internet_20_link" text:visited-style-name="Visited_20_Internet_20_Link">.</text:a><text:a xlink:type="simple" xlink:href="https://www.youtube.com/watch?v=JuOyPOF0QFA" text:style-name="Internet_20_link" text:visited-style-name="Visited_20_Internet_20_Link">youtube</text:a><text:a xlink:type="simple" xlink:href="https://www.youtube.com/watch?v=JuOyPOF0QFA" text:style-name="Internet_20_link" text:visited-style-name="Visited_20_Internet_20_Link">.</text:a><text:a xlink:type="simple" xlink:href="https://www.youtube.com/watch?v=JuOyPOF0QFA" text:style-name="Internet_20_link" text:visited-style-name="Visited_20_Internet_20_Link">com</text:a><text:a xlink:type="simple" xlink:href="https://www.youtube.com/watch?v=JuOyPOF0QFA" text:style-name="Internet_20_link" text:visited-style-name="Visited_20_Internet_20_Link">/</text:a><text:a xlink:type="simple" xlink:href="https://www.youtube.com/watch?v=JuOyPOF0QFA" text:style-name="Internet_20_link" text:visited-style-name="Visited_20_Internet_20_Link">watch</text:a><text:a xlink:type="simple" xlink:href="https://www.youtube.com/watch?v=JuOyPOF0QFA" text:style-name="Internet_20_link" text:visited-style-name="Visited_20_Internet_20_Link">?</text:a><text:a xlink:type="simple" xlink:href="https://www.youtube.com/watch?v=JuOyPOF0QFA" text:style-name="Internet_20_link" text:visited-style-name="Visited_20_Internet_20_Link">v</text:a><text:a xlink:type="simple" xlink:href="https://www.youtube.com/watch?v=JuOyPOF0QFA" text:style-name="Internet_20_link" text:visited-style-name="Visited_20_Internet_20_Link">=</text:a><text:a xlink:type="simple" xlink:href="https://www.youtube.com/watch?v=JuOyPOF0QFA" text:style-name="Internet_20_link" text:visited-style-name="Visited_20_Internet_20_Link">JuOyPOF</text:a><text:a xlink:type="simple" xlink:href="https://www.youtube.com/watch?v=JuOyPOF0QFA" text:style-name="Internet_20_link" text:visited-style-name="Visited_20_Internet_20_Link">0</text:a><text:a xlink:type="simple" xlink:href="https://www.youtube.com/watch?v=JuOyPOF0QFA" text:style-name="Internet_20_link" text:visited-style-name="Visited_20_Internet_20_Link">QFA</text:a> </text:p>
      <text:p text:style-name="P1">[Remix]</text:p>
      <text:p text:style-name="P1">Ehh, kolejny remix. Nie wiem, czy tylko ja tak bardzo ich nie lubię, czy może są inni podzielający moje zdanie. Natomiast co do samego utworu, nic nowego, nic szczególnego. Jak lubicie tego typy rzeczy, to będziecie zadowoleni. </text:p>
      <text:p text:style-name="P1"/>
      <text:p text:style-name="P1">I to w zasadzie tyle. Oby przyszłe edycje przyniosły więcej owoców w postaci samej muzyki. Cy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dc:title/>
    <meta:initial-creator/>
    <meta:editing-cycles>2</meta:editing-cycles>
    <dc:date>2015-07-15T19:45:56.641000000</dc:date>
    <meta:editing-duration>PT2H8M9S</meta:editing-duration>
    <meta:document-statistic meta:table-count="0" meta:image-count="0" meta:object-count="0" meta:page-count="4" meta:paragraph-count="70" meta:word-count="955" meta:character-count="7130" meta:non-whitespace-character-count="6203"/>
  </office:meta>
</office:document-meta>
</file>